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a58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Инструкции к лабораторной работе 1</text:p>
      <text:p text:style-name="Standard">Открыть терминал ctrl+alt+t</text:p>
      <text:p text:style-name="Standard">Создание директории mkdir</text:p>
      <text:p text:style-name="Standard">Открытие директорий команда cd </text:p>
      <text:p text:style-name="Standard">Выйти из директории cd ..</text:p>
      <text:p text:style-name="Standard">Просмотр содержимого директории ls</text:p>
      <text:p text:style-name="Standard">Подробный просмотр ls -ls или ls -la</text:p>
      <text:p text:style-name="Standard">Удаление содержимого rm</text:p>
      <text:p text:style-name="Standard">История введенных команд history</text:p>
      <text:p text:style-name="Standard">Время и дата date</text:p>
      <text:p text:style-name="Standard">Права администратора sudo</text:p>
      <text:p text:style-name="Standard">Скачать sudo apt install</text:p>
      <text:p text:style-name="Standard">Открытие файла nano</text:p>
      <text:p text:style-name="Standard">Теперь про лабораторную </text:p>
      <text:p text:style-name="Standard">Открыть файл в vs code - <text:s text:c="3"/>code Task_3.cpp</text:p>
      <text:p text:style-name="Standard">Гит - распределенная система управления версиями</text:p>
      <text:p text:style-name="Standard">Что делать в гите</text:p>
      <text:p text:style-name="Standard">Создание гита для данного файла</text:p>
      <text:p text:style-name="Standard">mkdir 453503</text:p>
      <text:p text:style-name="Standard">cd 453503</text:p>
      <text:p text:style-name="Standard">mkdir ОАиП</text:p>
      <text:p text:style-name="Standard">cd ОАиП</text:p>
      <text:p text:style-name="Standard">mkdir LR1</text:p>
      <text:p text:style-name="Standard">cd LR1</text:p>
      <text:p text:style-name="Standard">git init</text:p>
      <text:p text:style-name="Standard">Создание коммитов </text:p>
      <text:p text:style-name="Standard">nano Task_3.cpp</text:p>
      <text:p text:style-name="Standard">git add Task_3.cpp</text:p>
      <text:p text:style-name="Standard">git commit -m "коммит"</text:p>
      <text:p text:style-name="Standard">Проверка есть ли незакомиченное git status</text:p>
      <text:p text:style-name="Standard">Вывод всех коммитов git log --oneline</text:p>
      <text:p text:style-name="Standard">Перевести версию файла на версию при выбранном коммите(и вернуться обратно) git checkout хэш коммита Task_3.cpp</text:p>
      <text:p text:style-name="Standard">Сборка приложения(создание экзешника) g++ -g Task_3.cpp -o Task,где Task это имя экзешника</text:p>
      <text:p text:style-name="Standard">Запуск без отладки ./Task</text:p>
      <text:p text:style-name="Standard">Запуск с отладкой(дебаггинг gdb) </text:p>
      <text:p text:style-name="Standard">g++ -g TASK_3.cpp -o TASK создал ексешник TASK</text:p>
      <text:p text:style-name="Standard">Начало</text:p>
      <text:p text:style-name="Standard">gdb Task</text:p>
      <text:p text:style-name="Standard">b 4 брейкпоинт(начало дебаггинга) на 4 строке, можно b main функцию,т.е. начало на функции инт мейн</text:p>
      <text:p text:style-name="Standard">r стартуем</text:p>
      <text:p text:style-name="Standard">Прогон n просто на след строку, s с полным заходом </text:p>
      <text:p text:style-name="Standard">q выход</text:p>
      <text:p text:style-name="Standard">ctrl+x+a - имба можно открыть gdb в отдельной вкладке</text:p>
      <text:p text:style-name="Standard"/>
      <text:p text:style-name="Standard">Санитайзеры – инструменты отладки, позволяющие проводить более продвинутые анализы во время исполнения программного обеспечения. Компилятор Clang (фронтенд LLVM) поддерживает шесть видов санитайзеров:</text:p>
      <text:p text:style-name="Standard"/>
      <text:p text:style-name="Standard"><text:soft-page-break/><text:s text:c="4"/>AddressSanitizer – детектор ошибок при работе с адресацией (выход за границы выделенной области памяти, стека, двойное высвобождение памяти и другое).</text:p>
      <text:p text:style-name="Standard"><text:s text:c="4"/>Ошибки для него https://learn.microsoft.com/ru-ru/cpp/sanitizers/asan-error-examples?view=msvc-170</text:p>
      <text:p text:style-name="Standard"/>
      <text:p text:style-name="Standard"><text:s text:c="4"/>ThreadSanitizer – детектор ошибок при взаимодействиями между потоками (data race).</text:p>
      <text:p text:style-name="Standard"><text:s text:c="3"/>Ошибки для него https://codeswift.ru/explain-thread-sanitizer-data-races-in-swift/</text:p>
      <text:p text:style-name="Standard"/>
      <text:p text:style-name="Standard"><text:s text:c="4"/>UndefinedBehaviorSanitizer – детектор специфических ошибок, чаще всего регламентированных в стандарте как Undefined Behavior.</text:p>
      <text:p text:style-name="Standard"/>
      <text:p text:style-name="Standard"><text:s text:c="4"/>MemorySanitizer – детектор чтения из неинициализированной области памяти.</text:p>
      <text:p text:style-name="Standard"/>
      <text:p text:style-name="Standard"><text:s text:c="4"/>LeakSanitizer – детектор утечки (не освобождаемой) памяти.</text:p>
      <text:p text:style-name="Standard"/>
      <text:p text:style-name="Standard"><text:s text:c="4"/>DataFlowSanitizer – обобщенный анализ потока данных.</text:p>
      <text:p text:style-name="Standard"><text:s text:c="4"/></text:p>
      <text:p text:style-name="Standard">Запускаем Санитайзеры без симейка</text:p>
      <text:p text:style-name="Standard">g++ -o <text:span text:style-name="T1">Task</text:span> -fsanitize=address Task_3.cpp(можно address undefined leak thread)</text:p>
      <text:p text:style-name="Standard">./main</text:p>
      <text:p text:style-name="Standard"><text:s/>Теперь про Cmake-кроссплатформенное программное средство автоматизации сборки программного обеспечения из исходного кода. Не занимается непосредственно сборкой, а лишь генерирует файлы сборки из предварительно написанного файла сценария CMakeLists.txt и предоставляет простой единый интерфейс управления</text:p>
      <text:p text:style-name="Standard"><text:s/>Можно создать CMakeLists.txt через nano ,можно создать в vs code </text:p>
      <text:p text:style-name="Standard"><text:s/>пишем в файле(Taskcm это имя экзешника для симейка)</text:p>
      <text:p text:style-name="Standard"><text:s/>cmake_minimum_required(VERSION 3.5.0)</text:p>
      <text:p text:style-name="Standard"/>
      <text:p text:style-name="Standard">project(Taskcm VERSION 0.1.0 LANGUAGES C CXX)</text:p>
      <text:p text:style-name="Standard"/>
      <text:p text:style-name="Standard">set(CMAKE_CXX_STANDARD 17)</text:p>
      <text:p text:style-name="Standard"/>
      <text:p text:style-name="Standard">set(CMAKE_CXX_FLAGS "${CMAKE_CXX_FLAGS} -fsanitize=address")</text:p>
      <text:p text:style-name="Standard">set(CMAKE_CXX_FLAGS "${CMAKE_CXX_FLAGS} -fsanitize=undefined")</text:p>
      <text:p text:style-name="Standard">set(CMAKE_CXX_FLAGS "${CMAKE_CXX_FLAGS} -fsanitize=leak")</text:p>
      <text:p text:style-name="Standard"/>
      <text:p text:style-name="Standard">add_executable(Taskcm Task_3.cpp)</text:p>
      <text:p text:style-name="Standard">Запуск санитайзера просто ./Taskcm</text:p>
      <text:p text:style-name="Standard">Еще надо создать папку build </text:p>
      <text:p text:style-name="Standard">и после каждого изменения писать cmake --build .</text:p>
      <text:p text:style-name="Standard">Всегда сохраняем</text:p>
      <text:p text:style-name="Standard">В терминале ctrl+o</text:p>
      <text:p text:style-name="Standard">В vs code ctrl+s</text:p>
      <text:p text:style-name="Standard">Анализ появившегося в папке LR1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51:27.408497687</meta:creation-date>
    <dc:date>2024-09-28T12:07:12.636485908</dc:date>
    <meta:editing-duration>PT10M54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2" meta:paragraph-count="73" meta:word-count="406" meta:character-count="3274" meta:non-whitespace-character-count="2886"/>
  </office:meta>
</office:document-meta>
</file>